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paragraph-rsid="000645a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c49e2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c49e2" officeooo:paragraph-rsid="00177ef2" style:font-size-asian="10pt" style:font-size-complex="10pt"/>
    </style:style>
    <style:style style:name="P8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177ef2" officeooo:paragraph-rsid="00177ef2" style:font-size-asian="10pt" style:font-size-complex="10pt"/>
    </style:style>
    <style:style style:name="P9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177ef2" officeooo:paragraph-rsid="0018d240" style:font-size-asian="10pt" style:font-size-complex="10pt"/>
    </style:style>
    <style:style style:name="P10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11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officeooo:rsid="000e467d" officeooo:paragraph-rsid="0015182c" style:font-size-asian="10pt" style:font-size-complex="10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77ef2" officeooo:paragraph-rsid="00177ef2" style:font-size-asian="10pt" style:font-size-complex="10pt"/>
    </style:style>
    <style:style style:name="T1" style:family="text">
      <style:text-properties officeooo:rsid="0008aa6f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9ba68"/>
    </style:style>
    <style:style style:name="T4" style:family="text">
      <style:text-properties officeooo:rsid="00177ef2"/>
    </style:style>
    <style:style style:name="T5" style:family="text">
      <style:text-properties officeooo:rsid="0019ba68"/>
    </style:style>
    <style:style style:name="T6" style:family="text">
      <style:text-properties officeooo:rsid="001a622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text:span text:style-name="T4">4.3</text:span></text:p>
      <text:p text:style-name="P1"/>
      <text:p text:style-name="P1">Nom : <text:span text:style-name="T6">Gérer les recettes</text:span></text:p>
      <text:p text:style-name="P1"/>
      <text:p text:style-name="P1">Acteur(s) : <text:span text:style-name="T4">Directeurs</text:span></text:p>
      <text:p text:style-name="P1"/>
      <text:p text:style-name="P1">Description : <text:span text:style-name="T4">La direction doit pouvoir modifier, créer ou supprimer des recettes</text:span></text:p>
      <text:p text:style-name="P1"/>
      <text:p text:style-name="P1">Auteur : <text:span text:style-name="T4">Damien Ramelet</text:span></text:p>
      <text:p text:style-name="P1"/>
      <text:p text:style-name="P1">Date : <text:span text:style-name="T4">02/06/2020</text:span></text:p>
      <text:p text:style-name="P1"/>
      <text:p text:style-name="P1">Pré-conditions : <text:span text:style-name="T4">L’utilisateur doit être connecté</text:span></text:p>
      <text:p text:style-name="P2"/>
      <text:p text:style-name="P1">Démarrage : <text:span text:style-name="T4">L’utilisateur clique sur « Gérer les recettes »</text:span></text:p>
      <text:p text:style-name="P1"/>
      <text:p text:style-name="P4">Scénario nominal :</text:p>
      <text:list xml:id="list2831416588" text:style-name="L1">
        <text:list-item>
          <text:p text:style-name="P12">Le système affiche les recettes existantes</text:p>
        </text:list-item>
        <text:list-item>
          <text:p text:style-name="P12">L’utilisateur clique sur une recette</text:p>
        </text:list-item>
        <text:list-item>
          <text:p text:style-name="P12">Le système affiche le détail de la recette</text:p>
        </text:list-item>
        <text:list-item>
          <text:p text:style-name="P12">L’utilisateur modifie la composition de la recette et valide</text:p>
        </text:list-item>
        <text:list-item>
          <text:p text:style-name="P12">Le système enregistre la modification et affiche un message de confirmation</text:p>
        </text:list-item>
      </text:list>
      <text:p text:style-name="P3"/>
      <text:p text:style-name="P4">Scénario <text:span text:style-name="T1">alternatif :</text:span></text:p>
      <text:p text:style-name="P8">2a. L’utilisateur clique sur « Crée une recette ». Le système affiche un formulaire. L’utilisateur rempli le formulaire et valide. Le système enregistre la création et affiche un message de confirmation. Retour à l’étape 1.</text:p>
      <text:p text:style-name="P8"/>
      <text:p text:style-name="P8">4a. L’utilisateur supprime la recette. Le système enregistre la suppression et affiche un message de confirmation. Retour à l’étape 1.</text:p>
      <text:p text:style-name="P7"/>
      <text:p text:style-name="P5">Scénario d’erreur :</text:p>
      <text:p text:style-name="P9">1a. Il n’y a aucune recette existante. Le système affiche un message d’erreur. Fin du scénario.</text:p>
      <text:p text:style-name="P6"/>
      <text:p text:style-name="P4">Fin :</text:p>
      <text:p text:style-name="P10">Scénario nominal : <text:span text:style-name="T5">L’utilisateur procède aux modifications, valide et le système enregistre ces dernières.</text:span></text:p>
      <text:p text:style-name="P11"><text:span text:style-name="T2">Scénario d’erreur : </text:span><text:span text:style-name="T3">Il n’y a aucune recette d’enregistrée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13:25:04.935000000</meta:creation-date>
    <meta:editing-duration>PT40M1S</meta:editing-duration>
    <meta:editing-cycles>18</meta:editing-cycles>
    <meta:generator>LibreOffice/6.3.1.2$Windows_X86_64 LibreOffice_project/b79626edf0065ac373bd1df5c28bd630b4424273</meta:generator>
    <dc:date>2020-06-03T00:06:14.288000000</dc:date>
    <meta:document-statistic meta:table-count="0" meta:image-count="0" meta:object-count="0" meta:page-count="1" meta:paragraph-count="22" meta:word-count="195" meta:character-count="1229" meta:non-whitespace-character-count="1061"/>
  </office:meta>
</office:document-meta>
</file>